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75cm" fo:min-width="1.5cm"/>
      <style:paragraph-properties style:writing-mode="lr-tb"/>
    </style:style>
    <style:style style:name="gr3" style:family="graphic" style:parent-style-name="standard">
      <style:graphic-properties draw:textarea-horizontal-align="justify" draw:textarea-vertical-align="middle" draw:auto-grow-height="false" fo:min-height="3.25cm" fo:min-width="3.5cm"/>
      <style:paragraph-properties style:writing-mode="lr-tb"/>
    </style:style>
    <style:style style:name="gr4" style:family="graphic" style:parent-style-name="standard">
      <style:graphic-properties draw:textarea-horizontal-align="justify" draw:textarea-vertical-align="middle" draw:auto-grow-height="false" fo:min-height="2.75cm" fo:min-width="2.5cm"/>
      <style:paragraph-properties style:writing-mode="lr-tb"/>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19cm" fo:min-width="4.858cm"/>
      <style:paragraph-properties style:writing-mode="lr-tb"/>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gr9" style:family="graphic" style:parent-style-name="objectwithoutfill">
      <style:graphic-properties draw:marker-end="Arrowheads_20_4"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19cm" fo:min-width="1.073cm"/>
      <style:paragraph-properties style:writing-mode="lr-tb"/>
    </style:style>
    <style:style style:name="gr11" style:family="graphic" style:parent-style-name="objectwithoutfill">
      <style:graphic-properties draw:marker-end="Arrowheads_20_5"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19cm" fo:min-width="0.853cm"/>
      <style:paragraph-properties style:writing-mode="lr-tb"/>
    </style:style>
    <style:style style:name="gr13" style:family="graphic" style:parent-style-name="objectwithoutfill">
      <style:graphic-properties draw:marker-end="Arrowheads_20_6" draw:marker-end-width="0.3cm" draw:fill="none" draw:textarea-vertical-align="middle"/>
    </style:style>
    <style:style style:name="gr14" style:family="graphic" style:parent-style-name="objectwithoutfill">
      <style:graphic-properties draw:marker-end="Arrowheads_20_7" draw:marker-end-width="0.3cm" draw:fill="none" draw:textarea-vertical-align="middle"/>
    </style:style>
    <style:style style:name="gr15" style:family="graphic" style:parent-style-name="objectwithoutfill">
      <style:graphic-properties draw:marker-end="Arrowheads_20_8"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637cm" fo:min-width="0.933cm"/>
      <style:paragraph-properties style:writing-mode="lr-tb"/>
    </style:style>
    <style:style style:name="gr17" style:family="graphic" style:parent-style-name="objectwithoutfill">
      <style:graphic-properties draw:marker-end="Arrowheads_20_9" draw:marker-end-width="0.3cm" draw:fill="none" draw:textarea-vertical-align="middle"/>
    </style:style>
    <style:style style:name="gr18" style:family="graphic" style:parent-style-name="objectwithoutfill">
      <style:graphic-properties draw:marker-end="Arrowheads_20_10" draw:marker-end-width="0.3cm" draw:fill="none"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0" style:family="graphic" style:parent-style-name="objectwithoutfill">
      <style:graphic-properties draw:marker-end="Arrowheads_20_11"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9.839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328cm"/>
      <style:paragraph-properties style:writing-mode="lr-tb"/>
    </style:style>
    <style:style style:name="pr6" style:family="presentation" style:parent-style-name="Blue_5f_Curve1-outline1">
      <style:graphic-properties fo:min-height="10.001cm"/>
      <style:paragraph-properties style:writing-mode="lr-tb"/>
    </style:style>
    <style:style style:name="pr7"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writing-mode="lr-tb"/>
      <style:text-properties fo:font-size="12pt" style:font-size-asian="12pt" style:font-size-complex="12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fo:font-size="8pt" style:font-size-asian="8pt" style:font-size-complex="8pt"/>
    </style:style>
    <style:style style:name="P6" style:family="paragraph">
      <loext:graphic-properties draw:fill="none" draw:fill-color="#ffffff"/>
      <style:paragraph-properties style:writing-mode="lr-tb"/>
    </style:style>
    <style:style style:name="T1" style:family="text">
      <style:text-properties fo:font-size="12pt" style:font-size-asian="12pt" style:font-size-complex="12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ystem Concept – SMS_Bridge<text:line-break/></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Concept System Layout</text:p>
          </draw:text-box>
        </draw:frame>
        <draw:custom-shape draw:style-name="gr2" draw:text-style-name="P3" xml:id="id1" draw:id="id1" draw:layer="layout" svg:width="2cm" svg:height="3cm" svg:x="1cm" svg:y="3.5cm">
          <text:p text:style-name="P3"><text:span text:style-name="T1">User</text:span></text:p>
          <text:p text:style-name="P3"><text:span text:style-name="T1">Browser</text:span></text:p>
          <text:p text:style-name="P3"><text:span text:style-name="T1">Laptop/</text:span></text:p>
          <text:p text:style-name="P3"><text:span text:style-name="T1">Mobile</text:span></text:p>
          <draw:enhanced-geometry svg:viewBox="0 0 21600 21600" draw:type="rectangle" draw:enhanced-path="M 0 0 L 21600 0 21600 21600 0 21600 0 0 Z N"/>
        </draw:custom-shape>
        <draw:custom-shape draw:style-name="gr3" draw:text-style-name="P3" xml:id="id2" draw:id="id2" draw:layer="layout" svg:width="4cm" svg:height="3.5cm" svg:x="11.5cm" svg:y="9cm">
          <text:p text:style-name="P3"><text:span text:style-name="T1">Application</text:span></text:p>
          <text:p text:style-name="P3"><text:span text:style-name="T1">Owner running</text:span></text:p>
          <text:p text:style-name="P3"><text:span text:style-name="T1">SMS Gateway </text:span></text:p>
          <text:p text:style-name="P3"><text:span text:style-name="T1">MQTT software</text:span></text:p>
          <text:p text:style-name="P3"><text:span text:style-name="T1"><text:s/></text:span><text:span text:style-name="T1">on</text:span></text:p>
          <text:p text:style-name="P3"><text:span text:style-name="T1">Android</text:span></text:p>
          <text:p text:style-name="P3"><text:span text:style-name="T1">Mobile – from Fdroid</text:span></text:p>
          <draw:enhanced-geometry svg:viewBox="0 0 21600 21600" draw:type="rectangle" draw:enhanced-path="M 0 0 L 21600 0 21600 21600 0 21600 0 0 Z N"/>
        </draw:custom-shape>
        <draw:custom-shape draw:style-name="gr4" draw:text-style-name="P3" draw:layer="layout" svg:width="3cm" svg:height="3cm" svg:x="12cm" svg:y="3.5cm">
          <text:p text:style-name="P3"><text:span text:style-name="T1">Cloudflare</text:span></text:p>
          <text:p text:style-name="P3"><text:span text:style-name="T1">Hosted</text:span></text:p>
          <text:p text:style-name="P3"><text:span text:style-name="T1">Application</text:span></text:p>
          <text:p text:style-name="P3"><text:span text:style-name="T1">Onboarding</text:span></text:p>
          <text:p text:style-name="P3"><text:span text:style-name="T1">UI</text:span></text:p>
          <draw:enhanced-geometry svg:viewBox="0 0 21600 21600" draw:type="rectangle" draw:enhanced-path="M 0 0 L 21600 0 21600 21600 0 21600 0 0 Z N"/>
        </draw:custom-shape>
        <draw:custom-shape draw:style-name="gr4" draw:text-style-name="P3" draw:layer="layout" svg:width="3cm" svg:height="3cm" svg:x="20.5cm" svg:y="3.5cm">
          <text:p text:style-name="P3"><text:span text:style-name="T1">Cloudflare</text:span></text:p>
          <text:p text:style-name="P3"><text:span text:style-name="T1">Hosted</text:span></text:p>
          <text:p text:style-name="P3"><text:span text:style-name="T1">Application</text:span></text:p>
          <text:p text:style-name="P3"><text:span text:style-name="T1">Onboarding</text:span></text:p>
          <text:p text:style-name="P3"><text:span text:style-name="T1">Database</text:span></text:p>
          <draw:enhanced-geometry svg:viewBox="0 0 21600 21600" draw:type="rectangle" draw:enhanced-path="M 0 0 L 21600 0 21600 21600 0 21600 0 0 Z N"/>
        </draw:custom-shape>
        <draw:custom-shape draw:style-name="gr4" draw:text-style-name="P3" draw:layer="layout" svg:width="3cm" svg:height="3cm" svg:x="16.5cm" svg:y="3.5cm">
          <text:p text:style-name="P3"><text:span text:style-name="T1">Cloudflare</text:span></text:p>
          <text:p text:style-name="P3"><text:span text:style-name="T1">Hono </text:span></text:p>
          <text:p text:style-name="P3"><text:span text:style-name="T1">Backend</text:span></text:p>
          <draw:enhanced-geometry svg:viewBox="0 0 21600 21600" draw:type="rectangle" draw:enhanced-path="M 0 0 L 21600 0 21600 21600 0 21600 0 0 Z N"/>
        </draw:custom-shape>
        <draw:custom-shape draw:style-name="gr3" draw:text-style-name="P3" draw:layer="layout" svg:width="4cm" svg:height="3.5cm" svg:x="16.5cm" svg:y="9cm">
          <text:p text:style-name="P3"><text:span text:style-name="T1">Application</text:span></text:p>
          <text:p text:style-name="P3"><text:span text:style-name="T1">Owner running</text:span></text:p>
          <text:p text:style-name="P3"><text:span text:style-name="T1">SMS_Bridge</text:span></text:p>
          <text:p text:style-name="P3"><text:span text:style-name="T1">software</text:span></text:p>
          <text:p text:style-name="P3"><text:span text:style-name="T1"><text:s/></text:span><text:span text:style-name="T1">on</text:span></text:p>
          <text:p text:style-name="P3"><text:span text:style-name="T1">Laptop/Desktop/Pi</text:span></text:p>
          <draw:enhanced-geometry svg:viewBox="0 0 21600 21600" draw:type="rectangle" draw:enhanced-path="M 0 0 L 21600 0 21600 21600 0 21600 0 0 Z N"/>
        </draw:custom-shape>
        <draw:line draw:style-name="gr5" draw:text-style-name="P4" draw:layer="layout" svg:x1="3cm" svg:y1="4cm" svg:x2="12cm" svg:y2="4cm">
          <text:p/>
        </draw:line>
        <draw:frame draw:style-name="gr6" draw:text-style-name="P5" draw:layer="layout" svg:width="5.358cm" svg:height="0.569cm" svg:x="3.5cm" svg:y="3.431cm">
          <draw:text-box>
            <text:p><text:span text:style-name="T2">1.User adds mobile number to validate</text:span></text:p>
          </draw:text-box>
        </draw:frame>
        <draw:line draw:style-name="gr7" draw:text-style-name="P4" draw:layer="layout" svg:x1="15cm" svg:y1="4cm" svg:x2="16.5cm" svg:y2="4cm">
          <text:p/>
        </draw:line>
        <draw:line draw:style-name="gr8" draw:text-style-name="P4" draw:layer="layout" svg:x1="19.5cm" svg:y1="4cm" svg:x2="20.5cm" svg:y2="4cm">
          <text:p/>
        </draw:line>
        <draw:line draw:style-name="gr9" draw:text-style-name="P4" draw:layer="layout" svg:x1="19cm" svg:y1="6.5cm" svg:x2="19cm" svg:y2="9cm">
          <text:p/>
        </draw:line>
        <draw:frame draw:style-name="gr10" draw:text-style-name="P5" draw:layer="layout" svg:width="1.573cm" svg:height="0.569cm" svg:x="14.847cm" svg:y="3.5cm">
          <draw:text-box>
            <text:p><text:span text:style-name="T2">2.mobile</text:span></text:p>
          </draw:text-box>
        </draw:frame>
        <draw:frame draw:style-name="gr10" draw:text-style-name="P5" draw:layer="layout" svg:width="1.573cm" svg:height="0.569cm" svg:x="19.282cm" svg:y="3.431cm">
          <draw:text-box>
            <text:p><text:span text:style-name="T2">3.mobile</text:span></text:p>
          </draw:text-box>
        </draw:frame>
        <draw:frame draw:style-name="gr10" draw:text-style-name="P5" draw:layer="layout" svg:width="1.573cm" svg:height="0.569cm" svg:x="18.925cm" svg:y="8.22cm">
          <draw:text-box>
            <text:p><text:span text:style-name="T2">4.mobile</text:span></text:p>
          </draw:text-box>
        </draw:frame>
        <draw:line draw:style-name="gr11" draw:text-style-name="P4" draw:layer="layout" svg:x1="18.5cm" svg:y1="9cm" svg:x2="18.5cm" svg:y2="6.5cm">
          <text:p/>
        </draw:line>
        <draw:frame draw:style-name="gr12" draw:text-style-name="P5" draw:layer="layout" svg:width="1.81cm" svg:height="0.569cm" svg:x="17.384cm" svg:y="6.931cm">
          <draw:text-box>
            <text:p><text:span text:style-name="T2">5.uv_hash</text:span></text:p>
          </draw:text-box>
        </draw:frame>
        <draw:line draw:style-name="gr13" draw:text-style-name="P4" draw:layer="layout" svg:x1="16.5cm" svg:y1="4.5cm" svg:x2="15cm" svg:y2="4.5cm">
          <text:p/>
        </draw:line>
        <draw:frame draw:style-name="gr12" draw:text-style-name="P5" draw:layer="layout" svg:width="1.81cm" svg:height="0.569cm" svg:x="15cm" svg:y="4.5cm">
          <draw:text-box>
            <text:p><text:span text:style-name="T2">6.uv_hash</text:span></text:p>
          </draw:text-box>
        </draw:frame>
        <draw:line draw:style-name="gr14" draw:text-style-name="P4" draw:layer="layout" svg:x1="12cm" svg:y1="4.5cm" svg:x2="3cm" svg:y2="4.5cm">
          <text:p/>
        </draw:line>
        <draw:frame draw:style-name="gr12" draw:text-style-name="P5" draw:layer="layout" svg:width="1.81cm" svg:height="0.569cm" svg:x="5.384cm" svg:y="4.5cm">
          <draw:text-box>
            <text:p><text:span text:style-name="T2">7.uv_hash</text:span></text:p>
          </draw:text-box>
        </draw:frame>
        <draw:connector draw:style-name="gr15" draw:text-style-name="P4" draw:layer="layout" draw:type="lines" svg:x1="2cm" svg:y1="6.5cm" svg:x2="11.5cm" svg:y2="10.75cm" draw:start-shape="id1" draw:start-glue-point="2" draw:end-shape="id2" draw:end-glue-point="3" svg:d="M2000 6500v525l8975 3725h525" svg:viewBox="0 0 9501 4251">
          <text:p/>
        </draw:connector>
        <draw:frame draw:style-name="gr16" draw:text-style-name="P5" draw:layer="layout" svg:width="1.433cm" svg:height="0.887cm" svg:x="9cm" svg:y="9cm">
          <draw:text-box>
            <text:p><text:span text:style-name="T2">8.hash </text:span></text:p>
            <text:p><text:span text:style-name="T2">SMS</text:span></text:p>
          </draw:text-box>
        </draw:frame>
        <draw:line draw:style-name="gr17" draw:text-style-name="P4" draw:layer="layout" svg:x1="15.5cm" svg:y1="9.5cm" svg:x2="16.5cm" svg:y2="9.5cm">
          <text:p/>
        </draw:line>
        <draw:frame draw:style-name="gr16" draw:text-style-name="P5" draw:layer="layout" svg:width="1.433cm" svg:height="0.887cm" svg:x="15.384cm" svg:y="8.5cm">
          <draw:text-box>
            <text:p><text:span text:style-name="T2">9.hash </text:span></text:p>
            <text:p><text:span text:style-name="T2">SMS</text:span></text:p>
          </draw:text-box>
        </draw:frame>
        <draw:line draw:style-name="gr18" draw:text-style-name="P4" draw:layer="layout" svg:x1="17cm" svg:y1="9cm" svg:x2="17cm" svg:y2="6.5cm">
          <text:p/>
        </draw:line>
        <draw:frame draw:style-name="gr19" draw:text-style-name="P5" draw:layer="layout" svg:width="2.5cm" svg:height="1cm" svg:x="15cm" svg:y="6.5cm">
          <draw:text-box>
            <text:p><text:span text:style-name="T2">10.validated mobile</text:span></text:p>
          </draw:text-box>
        </draw:frame>
        <draw:line draw:style-name="gr20" draw:text-style-name="P4" draw:layer="layout" svg:x1="19.5cm" svg:y1="6.5cm" svg:x2="20.5cm" svg:y2="6.5cm">
          <text:p/>
        </draw:line>
        <draw:frame draw:style-name="gr19" draw:text-style-name="P5" draw:layer="layout" svg:width="2.5cm" svg:height="1cm" svg:x="19.5cm" svg:y="6.5cm">
          <draw:text-box>
            <text:p><text:span text:style-name="T2">11.validated mobile</text:span></text:p>
          </draw:text-box>
        </draw:frame>
        <draw:frame draw:style-name="gr21" draw:text-style-name="P6" draw:layer="layout" svg:width="20.339cm" svg:height="0.962cm" svg:x="0.5cm" svg:y="13cm">
          <draw:text-box>
            <text:p>Follow the numbers to know the flow of actions for validation of mobile.</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Concept System Logical Requirements</text:p>
          </draw:text-box>
        </draw:frame>
        <draw:frame presentation:style-name="pr6" draw:text-style-name="P1" draw:layer="layout" svg:width="26cm" svg:height="10cm" svg:x="1cm" svg:y="3cm" presentation:class="outline">
          <draw:text-box>
            <text:list text:style-name="L2">
              <text:list-item>
                <text:p>CF Hono</text:p>
                <text:list>
                  <text:list-item>
                    <text:p>Is Mobile number from user already validated? If already validated as seen from database, send user message that this number is validated, login with correct email. If not validated, then check if length is 10 digits.If not 10 digits, block that IP since 10 digits check implementented in UI and this is an attack. If 10 digits then pass to SMS_Bridge for hash generation.</text:p>
                  </text:list-item>
                  <text:list-item>
                    <text:p>For mobile numbers not validated within a timeframe, rule might be set but later.</text:p>
                  </text:list-item>
                  <text:list-item>
                    <text:p>Single email can only provide 1 mobile number for validation. If email sends 1 number and reads hash, retain that unverified hash and mobile for the day if user does not confirm.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2</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2</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9-29T10:38:52.147677023</meta:creation-date>
    <meta:editing-duration>PT13M46S</meta:editing-duration>
    <meta:editing-cycles>6</meta:editing-cycles>
    <meta:generator>LibreOffice/7.0.4.2$Linux_X86_64 LibreOffice_project/00$Build-2</meta:generator>
    <dc:title>Blue Curve</dc:title>
    <dc:date>2025-09-30T17:23:46.168382630</dc:date>
    <meta:document-statistic meta:object-count="74"/>
  </office:meta>
</office:document-meta>
</file>